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Zilla Slab" svg:font-family="'Zilla Slab'" style:font-family-generic="roman" style:font-pitch="variable"/>
    <style:font-face style:name="Zilla Slab Medium" svg:font-family="'Zilla Slab Medium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  <style:font-face style:name="Zilla Slab1" svg:font-family="'Zilla Slab'" style:font-family-generic="system" style:font-pitch="variable"/>
    <style:font-face style:name="Zilla Slab Medium1" svg:font-family="'Zilla Slab Medium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00%" fo:orphans="0" fo:widows="0" fo:break-before="auto" fo:break-after="auto"/>
      <style:text-properties fo:color="#000000" style:font-name="Arial" style:font-name-asian="Arial2" style:font-name-complex="Arial2"/>
    </style:style>
    <style:style style:name="P3" style:family="paragraph" style:parent-style-name="Heading_20_2">
      <style:paragraph-properties fo:break-before="auto" fo:break-after="auto"/>
    </style:style>
    <style:style style:name="P4" style:family="paragraph" style:parent-style-name="Standard">
      <style:paragraph-properties fo:margin-left="0in" fo:margin-right="0in" fo:line-height="100%" fo:orphans="0" fo:widows="0" fo:text-indent="0in" style:auto-text-indent="false" fo:break-before="auto" fo:break-after="auto"/>
      <style:text-properties fo:color="#000000" style:font-name="Arial" style:font-name-asian="Arial2" style:font-name-complex="Arial2"/>
    </style:style>
    <style:style style:name="P5" style:family="paragraph" style:parent-style-name="Heading_20_2" style:master-page-name="Standard">
      <style:paragraph-properties style:page-number="1" fo:break-before="auto" fo:break-after="auto"/>
    </style:style>
    <style:style style:name="P6" style:family="paragraph" style:parent-style-name="Standard" style:list-style-name="WWNum1">
      <style:paragraph-properties fo:margin-left="0.4165in" fo:margin-right="0in" fo:line-height="100%" fo:orphans="0" fo:widows="0" fo:text-indent="-0.25in" style:auto-text-indent="false" fo:break-before="auto" fo:break-after="auto"/>
      <style:text-properties fo:color="#000000" style:font-name="Arial" style:font-name-asian="Arial2" style:font-name-complex="Arial2"/>
    </style:style>
    <style:style style:name="P7" style:family="paragraph" style:parent-style-name="Standard" style:list-style-name="WWNum3">
      <style:paragraph-properties fo:margin-left="0.4165in" fo:margin-right="0in" fo:line-height="100%" fo:orphans="0" fo:widows="0" fo:text-indent="-0.25in" style:auto-text-indent="false" fo:break-before="auto" fo:break-after="auto"/>
      <style:text-properties fo:color="#000000" style:font-name="Arial" style:font-name-asian="Arial2" style:font-name-complex="Arial2"/>
    </style:style>
    <style:style style:name="P8" style:family="paragraph" style:parent-style-name="Standard" style:list-style-name="WWNum2">
      <style:paragraph-properties fo:margin-left="0.4165in" fo:margin-right="0in" fo:line-height="100%" fo:orphans="0" fo:widows="0" fo:text-indent="-0.25in" style:auto-text-indent="false" fo:break-before="auto" fo:break-after="auto"/>
      <style:text-properties fo:color="#000000" style:font-name="Arial" style:font-name-asian="Arial2" style:font-name-complex="Arial2"/>
    </style:style>
    <style:style style:name="P9" style:family="paragraph" style:parent-style-name="Standard" style:list-style-name="WWNum2">
      <style:paragraph-properties fo:margin-left="0.4165in" fo:margin-right="0in" fo:line-height="100%" fo:orphans="0" fo:widows="0" fo:text-indent="-0.25in" style:auto-text-indent="false" fo:break-before="auto" fo:break-after="auto"/>
      <style:text-properties fo:color="#000000" style:font-name="Arial" officeooo:paragraph-rsid="001f2f40" style:font-name-asian="Arial2" style:font-name-complex="Arial2"/>
    </style:style>
    <style:style style:name="P10" style:family="paragraph" style:parent-style-name="Standard">
      <style:paragraph-properties fo:break-before="auto" fo:break-after="auto"/>
      <style:text-properties style:font-name="Arial" style:font-name-asian="Arial2" style:font-name-complex="Arial2"/>
    </style:style>
    <style:style style:name="P11" style:family="paragraph" style:parent-style-name="Standard" style:list-style-name="WWNum2">
      <style:paragraph-properties fo:margin-left="1in" fo:margin-right="0in" fo:line-height="100%" fo:orphans="0" fo:widows="0" fo:text-indent="-0.25in" style:auto-text-indent="false" fo:break-before="auto" fo:break-after="auto"/>
      <style:text-properties fo:color="#000000" style:font-name="Arial" officeooo:paragraph-rsid="001f2f40" style:font-name-asian="Arial2" style:font-name-complex="Arial2"/>
    </style:style>
    <style:style style:name="P12" style:family="paragraph" style:parent-style-name="Standard" style:list-style-name="WWNum2">
      <style:paragraph-properties fo:margin-left="1.5in" fo:margin-right="0in" fo:line-height="100%" fo:orphans="0" fo:widows="0" fo:text-indent="-0.25in" style:auto-text-indent="false" fo:break-before="auto" fo:break-after="auto"/>
      <style:text-properties fo:color="#000000" style:font-name="Arial" officeooo:paragraph-rsid="001f2f40" style:font-name-asian="Arial2" style:font-name-complex="Arial2"/>
    </style:style>
    <style:style style:name="T1" style:family="text">
      <style:text-properties officeooo:rsid="001f2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80qew9aprjq8"/>Bullet List</text:p>
      <text:list xml:id="list390447567" text:style-name="WWNum1">
        <text:list-item>
          <text:p text:style-name="P6">Capability to print standard leave forms from the patient portal</text:p>
        </text:list-item>
        <text:list-item>
          <text:p text:style-name="P6">Pre-loaded standard email templates</text:p>
        </text:list-item>
        <text:list-item>
          <text:p text:style-name="P6">Absence Management encounter</text:p>
        </text:list-item>
        <text:list-item>
          <text:p text:style-name="P6">Quick View Absence Management Worklist</text:p>
        </text:list-item>
        <text:list-item>
          <text:p text:style-name="P6">Leave Types Report</text:p>
        </text:list-item>
      </text:list>
      <text:p text:style-name="P3"><text:bookmark text:name="_k2lx86ardtkr"/>Ordered List</text:p>
      <text:list xml:id="list725500293" text:style-name="WWNum3">
        <text:list-item>
          <text:p text:style-name="P7">Capability to print standard leave forms from the patient portal</text:p>
        </text:list-item>
        <text:list-item>
          <text:p text:style-name="P7">Pre-loaded standard email templates</text:p>
        </text:list-item>
        <text:list-item>
          <text:p text:style-name="P7">Absence Management encounter</text:p>
        </text:list-item>
        <text:list-item>
          <text:p text:style-name="P7">Quick View Absence Management Worklist</text:p>
        </text:list-item>
        <text:list-item>
          <text:p text:style-name="P7">Leave Types Report</text:p>
        </text:list-item>
      </text:list>
      <text:p text:style-name="P2"/>
      <text:p text:style-name="P3"><text:bookmark text:name="_xnxyy4ptrcvu"/>Mixed Lists</text:p>
      <text:p text:style-name="P10">Item before <text:s/>list</text:p>
      <text:list xml:id="list4120529816" text:style-name="WWNum2">
        <text:list-item>
          <text:p text:style-name="P8">Some item <text:span text:style-name="T1">level1</text:span></text:p>
        </text:list-item>
        <text:list-item>
          <text:p text:style-name="P9">Some item <text:span text:style-name="T1">level1</text:span></text:p>
        </text:list-item>
        <text:list-item>
          <text:p text:style-name="P9">Some item <text:span text:style-name="T1">level1</text:span></text:p>
        </text:list-item>
        <text:list-item>
          <text:p text:style-name="P9">Some item <text:span text:style-name="T1">level1</text:span></text:p>
        </text:list-item>
        <text:list-item>
          <text:p text:style-name="P9">Some item <text:span text:style-name="T1">level1</text:span></text:p>
          <text:list>
            <text:list-item>
              <text:p text:style-name="P11">Some item <text:span text:style-name="T1">level2</text:span></text:p>
            </text:list-item>
            <text:list-item>
              <text:p text:style-name="P11">Some item <text:span text:style-name="T1">level2</text:span></text:p>
              <text:list>
                <text:list-item>
                  <text:p text:style-name="P12">Some item <text:span text:style-name="T1">level3</text:span></text:p>
                </text:list-item>
                <text:list-item>
                  <text:p text:style-name="P12">Some item <text:span text:style-name="T1">level3</text:span></text:p>
                </text:list-item>
                <text:list-item>
                  <text:p text:style-name="P12">Some item <text:span text:style-name="T1">level3</text:span></text:p>
                </text:list-item>
                <text:list-item>
                  <text:p text:style-name="P12">Some item <text:span text:style-name="T1">level3</text:span></text:p>
                </text:list-item>
                <text:list-item>
                  <text:p text:style-name="P12">Some item <text:span text:style-name="T1">level3</text:span></text:p>
                </text:list-item>
              </text:list>
            </text:list-item>
          </text:list>
        </text:list-item>
      </text:list>
      <text:p text:style-name="P10">Item after list</text:p>
      <text:p text:style-name="P2"/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Zilla Slab" svg:font-family="'Zilla Slab'" style:font-family-generic="roman" style:font-pitch="variable"/>
    <style:font-face style:name="Zilla Slab Medium" svg:font-family="'Zilla Slab Medium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  <style:font-face style:name="Zilla Slab1" svg:font-family="'Zilla Slab'" style:font-family-generic="system" style:font-pitch="variable"/>
    <style:font-face style:name="Zilla Slab Medium1" svg:font-family="'Zilla Slab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05050" style:font-name="Zilla Slab" fo:font-size="11pt" fo:language="en" fo:country="none" style:letter-kerning="false" style:font-name-asian="Zilla Slab1" style:font-size-asian="11pt" style:language-asian="zh" style:country-asian="CN" style:font-name-complex="Zilla Sla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05050" style:font-name="Zilla Slab" fo:font-size="11pt" fo:language="en" fo:country="none" style:letter-kerning="false" style:font-name-asian="Zilla Slab1" style:font-size-asian="11pt" style:language-asian="zh" style:country-asian="CN" style:font-name-complex="Zilla Sla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color="#007ab3" style:font-name="Zilla Slab Medium" fo:font-family="'Zilla Slab Medium'" style:font-family-generic="roman" style:font-pitch="variable" fo:font-size="24pt" style:font-name-asian="Zilla Slab Medium1" style:font-family-asian="'Zilla Slab Medium'" style:font-family-generic-asian="system" style:font-pitch-asian="variable" style:font-size-asian="24pt" style:font-name-complex="Zilla Slab Medium1" style:font-family-complex="'Zilla Slab Medium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color="#505050" style:font-name="Montserrat" fo:font-family="Montserrat" style:font-family-generic="roman" style:font-pitch="variable" fo:font-size="18pt" style:font-name-asian="Montserrat1" style:font-family-asian="Montserrat" style:font-family-generic-asian="system" style:font-pitch-asian="variable" style:font-size-asian="18pt" style:font-name-complex="Montserrat1" style:font-family-complex="Montserrat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007ab3" style:font-name="Montserrat Light" fo:font-family="'Montserrat Light'" style:font-family-generic="roman" style:font-pitch="variable" fo:font-size="14pt" style:font-name-asian="Montserrat Light1" style:font-family-asian="'Montserrat Light'" style:font-family-generic-asian="system" style:font-pitch-asian="variable" style:font-size-asian="14pt" style:font-name-complex="Montserrat Light1" style:font-family-complex="'Montserrat Light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color="#007ab3" style:font-name="Zilla Slab" fo:font-family="'Zilla Slab'" style:font-family-generic="roman" style:font-pitch="variable" fo:font-size="26pt" fo:font-weight="bold" style:font-name-asian="Zilla Slab1" style:font-family-asian="'Zilla Slab'" style:font-family-generic-asian="system" style:font-pitch-asian="variable" style:font-size-asian="26pt" style:font-weight-asian="bold" style:font-name-complex="Zilla Slab1" style:font-family-complex="'Zilla Slab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2T10:15:14.074521966</dc:date>
    <meta:editing-duration>PT58S</meta:editing-duration>
    <meta:editing-cycles>1</meta:editing-cycles>
    <meta:document-statistic meta:table-count="0" meta:image-count="0" meta:object-count="0" meta:page-count="1" meta:paragraph-count="27" meta:word-count="120" meta:character-count="658" meta:non-whitespace-character-count="586"/>
  </office:meta>
</office:document-meta>
</file>